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1a400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rsid="001a400f" officeooo:paragraph-rsid="001a400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1a400f" style:font-size-asian="18pt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189in"/>
        </style:tab-stops>
      </style:paragraph-properties>
      <style:text-properties fo:font-size="16pt" style:text-underline-style="none" officeooo:rsid="001a400f" officeooo:paragraph-rsid="001a400f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7189in"/>
        </style:tab-stops>
      </style:paragraph-properties>
      <style:text-properties fo:font-size="16pt" style:text-underline-style="none" officeooo:rsid="001a400f" officeooo:paragraph-rsid="001a400f" style:font-size-asian="16pt" style:font-size-complex="16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189in"/>
        </style:tab-stops>
      </style:paragraph-properties>
      <style:text-properties fo:font-size="16pt" style:text-underline-style="none" officeooo:rsid="001a90ec" officeooo:paragraph-rsid="001a90ec" style:font-size-asian="16pt" style:font-size-complex="16pt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0.7189in"/>
        </style:tab-stops>
      </style:paragraph-properties>
      <style:text-properties fo:font-size="16pt" style:text-underline-style="none" officeooo:rsid="001a90ec" officeooo:paragraph-rsid="001a90ec" style:font-size-asian="16pt" style:font-size-complex="16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189in"/>
        </style:tab-stops>
      </style:paragraph-properties>
      <style:text-properties fo:font-size="16pt" officeooo:rsid="001a400f" officeooo:paragraph-rsid="001a400f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sel House Keeping Web Site</text:p>
      <text:p text:style-name="P1">Site Plan </text:p>
      <text:p text:style-name="P2">Step 1: Define the Site's Purpose</text:p>
      <text:p text:style-name="P3"/>
      <text:p text:style-name="P3">Purpose Statement</text:p>
      <text:p text:style-name="P3"/>
      <text:p text:style-name="P4">The goal of Gisel house keeping Web site in its first year is to increase sales of services. In order to accomplish this, the site must:</text:p>
      <text:list xml:id="list2667623193959765794" text:style-name="L1">
        <text:list-item>
          <text:p text:style-name="P5">Promote an online awareness of the company</text:p>
        </text:list-item>
        <text:list-item>
          <text:p text:style-name="P5">Establish the company's credibility by providing customer testimonials</text:p>
        </text:list-item>
        <text:list-item>
          <text:p text:style-name="P5">Educate site visitors about the benefits of having a house keeping service.</text:p>
        </text:list-item>
      </text:list>
      <text:p text:style-name="P8"/>
      <text:p text:style-name="P6">The company will develop an attractive and easy-to-use Web site to meet the company's following objectives.</text:p>
      <text:list xml:id="list1189564269558656378" text:style-name="L2">
        <text:list-item>
          <text:p text:style-name="P7">Provide customer testimonials to establish the company's credibility</text:p>
        </text:list-item>
        <text:list-item>
          <text:p text:style-name="P7">Include images, and video to create interest and help site visitors visualize the need for house keeping servic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0:11:16.373758303</meta:creation-date>
    <dc:date>2014-09-09T13:31:15.541568857</dc:date>
    <meta:editing-duration>PT40M4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115" meta:character-count="704" meta:non-whitespace-character-count="604"/>
  </office:meta>
</office:document-meta>
</file>